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Baloo" svg:font-family="Baloo" style:font-family-generic="script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rlito" officeooo:rsid="000a5ed1" officeooo:paragraph-rsid="000a5ed1"/>
    </style:style>
    <style:style style:name="P2" style:family="paragraph" style:parent-style-name="Standard">
      <style:paragraph-properties fo:text-align="justify" style:justify-single-word="false"/>
      <style:text-properties style:font-name="Carlito" officeooo:rsid="000b533c" officeooo:paragraph-rsid="000b533c"/>
    </style:style>
    <style:style style:name="P3" style:family="paragraph" style:parent-style-name="Standard">
      <style:paragraph-properties fo:text-align="justify" style:justify-single-word="false"/>
      <style:text-properties style:font-name="Carlito" officeooo:rsid="000b533c" officeooo:paragraph-rsid="0013a64a"/>
    </style:style>
    <style:style style:name="P4" style:family="paragraph" style:parent-style-name="Standard">
      <style:paragraph-properties fo:text-align="justify" style:justify-single-word="false"/>
      <style:text-properties style:font-name="Carlito" officeooo:rsid="000d24bf" officeooo:paragraph-rsid="000d24bf"/>
    </style:style>
    <style:style style:name="P5" style:family="paragraph" style:parent-style-name="Standard">
      <style:paragraph-properties fo:text-align="justify" style:justify-single-word="false"/>
      <style:text-properties style:font-name="Carlito" officeooo:rsid="000d24bf" officeooo:paragraph-rsid="0013a64a"/>
    </style:style>
    <style:style style:name="P6" style:family="paragraph" style:parent-style-name="Standard">
      <style:paragraph-properties fo:text-align="justify" style:justify-single-word="false"/>
      <style:text-properties style:font-name="Carlito" officeooo:rsid="000d24bf" officeooo:paragraph-rsid="00149b55"/>
    </style:style>
    <style:style style:name="P7" style:family="paragraph" style:parent-style-name="Standard">
      <style:paragraph-properties fo:text-align="justify" style:justify-single-word="false"/>
      <style:text-properties style:font-name="Carlito" officeooo:rsid="000ea21f" officeooo:paragraph-rsid="000ea21f"/>
    </style:style>
    <style:style style:name="P8" style:family="paragraph" style:parent-style-name="Standard">
      <style:paragraph-properties fo:text-align="justify" style:justify-single-word="false"/>
      <style:text-properties style:font-name="Carlito" officeooo:rsid="000ea21f" officeooo:paragraph-rsid="0013a64a"/>
    </style:style>
    <style:style style:name="P9" style:family="paragraph" style:parent-style-name="Standard">
      <style:paragraph-properties fo:text-align="justify" style:justify-single-word="false"/>
      <style:text-properties style:font-name="Carlito" officeooo:rsid="000ffb7e" officeooo:paragraph-rsid="000ffb7e"/>
    </style:style>
    <style:style style:name="P10" style:family="paragraph" style:parent-style-name="Standard">
      <style:paragraph-properties fo:text-align="justify" style:justify-single-word="false"/>
      <style:text-properties style:font-name="Carlito" officeooo:rsid="000ffb7e" officeooo:paragraph-rsid="0013a64a"/>
    </style:style>
    <style:style style:name="P11" style:family="paragraph" style:parent-style-name="Standard">
      <style:paragraph-properties fo:text-align="justify" style:justify-single-word="false"/>
      <style:text-properties style:font-name="Carlito" officeooo:rsid="000ffb7e" officeooo:paragraph-rsid="00155d2a"/>
    </style:style>
    <style:style style:name="P12" style:family="paragraph" style:parent-style-name="Standard">
      <style:paragraph-properties fo:text-align="justify" style:justify-single-word="false"/>
      <style:text-properties style:font-name="Carlito" officeooo:rsid="0010c541" officeooo:paragraph-rsid="0010c541"/>
    </style:style>
    <style:style style:name="P13" style:family="paragraph" style:parent-style-name="Standard">
      <style:paragraph-properties fo:text-align="justify" style:justify-single-word="false"/>
      <style:text-properties style:font-name="Carlito" officeooo:rsid="0010c541" officeooo:paragraph-rsid="00169c8b"/>
    </style:style>
    <style:style style:name="P14" style:family="paragraph" style:parent-style-name="Standard">
      <style:paragraph-properties fo:text-align="justify" style:justify-single-word="false"/>
      <style:text-properties style:font-name="Carlito" officeooo:rsid="00155d2a" officeooo:paragraph-rsid="00155d2a"/>
    </style:style>
    <style:style style:name="P15" style:family="paragraph" style:parent-style-name="Standard">
      <style:paragraph-properties fo:text-align="justify" style:justify-single-word="false"/>
      <style:text-properties style:font-name="Carlito" officeooo:rsid="00169c8b" officeooo:paragraph-rsid="00169c8b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rlito" officeooo:rsid="000b533c" officeooo:paragraph-rsid="000b533c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officeooo:rsid="000b533c" officeooo:paragraph-rsid="000b533c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officeooo:rsid="000b533c" officeooo:paragraph-rsid="0013a64a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officeooo:rsid="0013a64a" officeooo:paragraph-rsid="0013a64a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rlito" officeooo:rsid="000b533c" officeooo:paragraph-rsid="0013a64a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Carlito" officeooo:rsid="000b533c" officeooo:paragraph-rsid="0013a64a"/>
    </style:style>
    <style:style style:name="T1" style:family="text">
      <style:text-properties officeooo:rsid="000b533c"/>
    </style:style>
    <style:style style:name="T2" style:family="text">
      <style:text-properties officeooo:rsid="000d24bf"/>
    </style:style>
    <style:style style:name="T3" style:family="text">
      <style:text-properties officeooo:rsid="00126972"/>
    </style:style>
    <style:style style:name="T4" style:family="text">
      <style:text-properties officeooo:rsid="0013a64a"/>
    </style:style>
    <style:style style:name="T5" style:family="text">
      <style:text-properties officeooo:rsid="00149b55"/>
    </style:style>
    <style:style style:name="T6" style:family="text">
      <style:text-properties officeooo:rsid="00155d2a"/>
    </style:style>
    <style:style style:name="T7" style:family="text">
      <style:text-properties officeooo:rsid="00169c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nettig VLSM</text:p>
      <text:p text:style-name="P1"/>
      <text:p text:style-name="P1">Hasta ahora tomábamos la red con el mayor número de hosts y hacíamos todas las redes con ese mismo número máximo. </text:p>
      <text:p text:style-name="P1"/>
      <text:p text:style-name="P1">Con esto se aprovechan mal las I<text:span text:style-name="T1">P'</text:span>s porque sobrarán en las que haya menos hosts. Por eso este método intenta ajustar el número de I<text:span text:style-name="T1">P'</text:span>s al número de hosts.</text:p>
      <text:p text:style-name="P1"/>
      <text:p text:style-name="P2">Ejemplo <text:span text:style-name="T4">1)</text:span></text:p>
      <text:p text:style-name="P2"/>
      <text:p text:style-name="P2">Subredes de 60, 80, 30 y 20 hosts</text:p>
      <text:p text:style-name="P2">IP: 192.168.3.0 <text:span text:style-name="T2">--&gt; clase C 255.255.255.0</text:span></text:p>
      <text:p text:style-name="P2"/>
      <text:p text:style-name="P2">1) Ordenar las redes de mas a menos host:</text:p>
      <text:p text:style-name="P2"/>
      <text:p text:style-name="P2"/>
      <text:p text:style-name="P16"><text:tab/>1) 80</text:p>
      <text:p text:style-name="P17"><text:tab/>2) 60</text:p>
      <text:p text:style-name="P17"><text:tab/>3) 30</text:p>
      <text:p text:style-name="P17"><text:tab/>4) 20</text:p>
      <text:p text:style-name="P2"/>
      <text:p text:style-name="P4">2) Para cada red, hacer lo de 2**n – 2</text:p>
      <text:p text:style-name="P4"><text:tab/>1) 2**n <text:s/>- 2 = 126 <text:s text:c="2"/>--&gt; 0 | 0 0 0 <text:s/>0 0 0 0</text:p>
      <text:p text:style-name="P4"><text:tab/>2) ... = 62 --&gt; 0 0 | 0 0 <text:s/>0 0 0 0</text:p>
      <text:p text:style-name="P4"><text:tab/>3) ... = 30 --&gt; 0 0 0 | 0 <text:s/>0 0 0 0</text:p>
      <text:p text:style-name="P4"><text:tab/>4) ... = 30 --&gt; 0 0 0 | 0 <text:s/>0 0 0 0</text:p>
      <text:p text:style-name="P7"/>
      <text:p text:style-name="P7">3) Ahora hay que calcular la máscara de subred para cada subred</text:p>
      <text:p text:style-name="P7"><text:tab/>1) 1 | 0 0 0 <text:s/>0 0 0 0 -&gt; 255.255.255.128</text:p>
      <text:p text:style-name="P7"><text:tab/>2) 1 1 | 0 0 <text:s/>0 0 0 0 -&gt; 255.255.255.192</text:p>
      <text:p text:style-name="P7">3) y 4) 1 1 1 | 0 <text:s/>0 0 0 -&gt; 255.255.255.224</text:p>
      <text:p text:style-name="P7"/>
      <text:p text:style-name="P9">4) Hay que usar una cuenta 2**8 = 256 – el valor calculado</text:p>
      <text:p text:style-name="P9"><text:tab/>1) 256 – 128: 128</text:p>
      <text:p text:style-name="P9"><text:tab/>2) 64</text:p>
      <text:p text:style-name="P9"><text:tab/>3), 4) 32</text:p>
      <text:p text:style-name="P9">5) Calcular las mierdas de siempre</text:p>
      <text:p text:style-name="P12">D.S: 192.168.3.0 <text:s text:c="3"/>|1ªIP Válida: 192.168.3.1 <text:s text:c="5"/>| IPFinal Válida: 192.168.3.126 | D.B: 192.168.3.127 </text:p>
      <text:p text:style-name="P12">D.S: 192.168.3.128|1ªIP Válida: 192.168.3.1<text:span text:style-name="T3">29</text:span> | IPFinal Válida: 192.168.3.<text:span text:style-name="T3">190</text:span> | D.B: 192.182.2.191</text:p>
      <text:p text:style-name="P12">D.S: 192.168.3.192|1ªIP Válida: 192.168.3.<text:span text:style-name="T3">193</text:span> | IPFinal Válida: 192.168.3.<text:span text:style-name="T3">222</text:span> | D.B: 192.182.2.223</text:p>
      <text:p text:style-name="P12">D.S: 192.168.3.224|1ªIP Válida: 192.168.3.<text:span text:style-name="T3">225</text:span> | IPFinal Válida: 192.168.3.<text:span text:style-name="T3">254</text:span> | D.B: 192.182.2.255</text:p>
      <text:p text:style-name="P21">Ejemplo <text:span text:style-name="T4">2)</text:span></text:p>
      <text:p text:style-name="P3"/>
      <text:p text:style-name="P3">Subredes de <text:span text:style-name="T4">450</text:span>, <text:span text:style-name="T4">2540</text:span>, <text:span text:style-name="T4">1230, 1000, 320</text:span> hosts</text:p>
      <text:p text:style-name="P3">IP: <text:span text:style-name="T4">135</text:span>.<text:span text:style-name="T4">70</text:span>.<text:span text:style-name="T4">0</text:span>.0 <text:span text:style-name="T2">--&gt; clase B 255.255.0.0</text:span></text:p>
      <text:p text:style-name="P3"/>
      <text:p text:style-name="P3">1) Ordenar las redes de mas a menos host:</text:p>
      <text:p text:style-name="P3"/>
      <text:p text:style-name="P20"><text:tab/>1) <text:span text:style-name="T4">2540</text:span></text:p>
      <text:p text:style-name="P18"><text:tab/>2) <text:span text:style-name="T4">1230</text:span></text:p>
      <text:p text:style-name="P18"><text:tab/>3) <text:span text:style-name="T4">100</text:span>0</text:p>
      <text:p text:style-name="P18"><text:tab/>4) <text:span text:style-name="T4">45</text:span>0</text:p>
      <text:p text:style-name="P19"><text:tab/>5) 32<text:span text:style-name="T7">0</text:span></text:p>
      <text:p text:style-name="P3"/>
      <text:p text:style-name="P5">2) Para cada red, hacer lo de 2**n – 2</text:p>
      <text:p text:style-name="P5"><text:tab/>1) <text:span text:style-name="T5">0 0 0 0 <text:s/>| 0 0 0 0 . 0 0 0 0 <text:s/>0 0 0 0</text:span></text:p>
      <text:p text:style-name="P6"><text:tab/>2) <text:span text:style-name="T5">0 0 0 0 <text:s/>0 | 0 0 0 . 0 0 0 0 <text:s/>0 0 0 0</text:span></text:p>
      <text:p text:style-name="P6"><text:tab/>3) <text:span text:style-name="T5">0 0 0 0 <text:s/>0 0 | 0 0 . 0 0 0 0 <text:s/>0 0 0 0</text:span></text:p>
      <text:p text:style-name="P6"><text:tab/>4) <text:span text:style-name="T5">0 0 0 0 <text:s/>0 0 0 | 0 . 0 0 0 0 <text:s/>0 0 0 0</text:span></text:p>
      <text:p text:style-name="P6"><text:tab/><text:span text:style-name="T5">5</text:span>) <text:span text:style-name="T5">0 0 0 0 <text:s/>0 0 0 | 0 . 0 0 0 0 <text:s/>0 0 0 0</text:span></text:p>
      <text:p text:style-name="P8"/>
      <text:p text:style-name="P8">3) Ahora hay que calcular la máscara de subred para cada subred</text:p>
      <text:p text:style-name="P8"/>
      <text:p text:style-name="P8"><text:span text:style-name="T6"><text:tab/>1) 255.255.240.0</text:span></text:p>
      <text:p text:style-name="P14"><text:tab/>2) 255.255.248.0</text:p>
      <text:p text:style-name="P14"><text:tab/>3) 255.255.252.0</text:p>
      <text:p text:style-name="P14"><text:tab/>4) 255.255.254.0</text:p>
      <text:p text:style-name="P14"><text:tab/>5) 255.255.254.0</text:p>
      <text:p text:style-name="P8"/>
      <text:p text:style-name="P10">4) Hay que usar una cuenta 2**8 = 256 – el valor calculado</text:p>
      <text:p text:style-name="P11"><text:tab/><text:span text:style-name="T6">1) 16</text:span></text:p>
      <text:p text:style-name="P14"><text:tab/>2) 8</text:p>
      <text:p text:style-name="P14"><text:tab/>3) 4</text:p>
      <text:p text:style-name="P14"><text:tab/>4) 2</text:p>
      <text:p text:style-name="P14"><text:tab/>5) 2</text:p>
      <text:p text:style-name="P14"/>
      <text:p text:style-name="P10">5) Calcular las mierdas de siempre</text:p>
      <text:p text:style-name="P13">D.S: <text:span text:style-name="T4">135.70.0.0</text:span> <text:s text:c="5"/>|1ªIP Válida: 1<text:span text:style-name="T4">135.70.0</text:span>.1 <text:s text:c="5"/>| IPFinal Válida: <text:span text:style-name="T4">135.70.0</text:span>.<text:span text:style-name="T7">254</text:span> | D.B: <text:span text:style-name="T4">135.70.15.255</text:span> </text:p>
      <text:p text:style-name="P13">D.S: <text:span text:style-name="T4">135.70.16.0</text:span> <text:s text:c="3"/>|1ªIP Válida: 192.168.3.1<text:span text:style-name="T3">29</text:span> | IPFinal Válida: 192.168.3.<text:span text:style-name="T3">190</text:span> | D.B: <text:s/><text:span text:style-name="T4">135.70.23.255</text:span></text:p>
      <text:p text:style-name="P13">D.S: <text:span text:style-name="T4">135.70.24.0</text:span> <text:s text:c="3"/>|1ªIP Válida: 192.168.3.<text:span text:style-name="T3">193</text:span> | IPFinal Válida: 192.168.3.<text:span text:style-name="T3">222</text:span> | D.B: <text:s/><text:span text:style-name="T4">135.70.29.255</text:span></text:p>
      <text:p text:style-name="P13">D.S: <text:span text:style-name="T4">135.70.28.0</text:span> <text:s text:c="3"/>|1ªIP Válida: 192.168.3.<text:span text:style-name="T3">225</text:span> | IPFinal Válida: 192.168.3.<text:span text:style-name="T3">254</text:span> | D.B: <text:s/><text:span text:style-name="T4">135.70.31.255</text:span></text:p>
      <text:p text:style-name="P13">**</text:p>
      <text:p text:style-name="P15">135.70.32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Baloo" svg:font-family="Baloo" style:font-family-generic="script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57S</meta:editing-duration>
    <meta:editing-cycles>10</meta:editing-cycles>
    <meta:generator>LibreOffice/5.3.0.3$Windows_x86 LibreOffice_project/7074905676c47b82bbcfbea1aeefc84afe1c50e1</meta:generator>
    <dc:date>2017-02-23T13:39:49.025000000</dc:date>
    <meta:document-statistic meta:table-count="0" meta:image-count="0" meta:object-count="0" meta:page-count="2" meta:paragraph-count="63" meta:word-count="518" meta:character-count="2430" meta:non-whitespace-character-count="1890"/>
    <meta:user-defined meta:name="Info 1"/>
    <meta:user-defined meta:name="Info 2"/>
    <meta:user-defined meta:name="Info 3"/>
    <meta:user-defined meta:name="Info 4"/>
  </office:meta>
</office:document-meta>
</file>